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559">
            <text:p>test_Parser(primitives): 0,6 559</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559">
            <text:p>559</text:p>
          </table:table-cell>
          <table:table-cell table:style-name="ce160" table:formula="of:=[.E46]/[.D46]" office:value-type="float" office:value="931.666666666667">
            <text:p>931,7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304">
            <text:p>test_Parser(multiplicity): 0,8 304</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304">
            <text:p>304</text:p>
          </table:table-cell>
          <table:table-cell table:style-name="ce160" table:formula="of:=[.E47]/[.D47]" office:value-type="float" office:value="380">
            <text:p>380,0 a/sec</text:p>
          </table:table-cell>
          <table:table-cell table:number-columns-repeated="4"/>
        </table:table-row>
        <table:table-row table:style-name="ro2">
          <table:table-cell/>
          <table:table-cell table:formula="of:=TEST_PARSER(&quot;basic&quot;)" office:value-type="string" office:string-value="test_Parser(basic): 0,8 310">
            <text:p>test_Parser(basic): 0,8 310</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8">
            <text:p>0,8 sec</text:p>
          </table:table-cell>
          <table:table-cell table:style-name="ce158" table:formula="of:=TESTSTAT(&quot;count&quot;; [.B48])" office:value-type="float" office:value="310">
            <text:p>310</text:p>
          </table:table-cell>
          <table:table-cell table:style-name="ce160" table:formula="of:=[.E48]/[.D48]" office:value-type="float" office:value="387.5">
            <text:p>387,5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5 346">
            <text:p>test_Parser(types): 1,5 346</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5">
            <text:p>1,5 sec</text:p>
          </table:table-cell>
          <table:table-cell table:style-name="ce158" table:formula="of:=TESTSTAT(&quot;count&quot;; [.B50])" office:value-type="float" office:value="346">
            <text:p>346</text:p>
          </table:table-cell>
          <table:table-cell table:style-name="ce160" table:formula="of:=[.E50]/[.D50]" office:value-type="float" office:value="230.666666666667">
            <text:p>230,7 a/sec</text:p>
          </table:table-cell>
          <table:table-cell table:number-columns-repeated="4"/>
        </table:table-row>
        <table:table-row table:style-name="ro2">
          <table:table-cell table:number-columns-repeated="3"/>
          <table:table-cell table:style-name="ce157" table:formula="of:=SUM([.D46:.D50])" office:value-type="float" office:value="5.3">
            <text:p>5,3 sec</text:p>
          </table:table-cell>
          <table:table-cell table:style-name="ce159" table:formula="of:=SUM([.E46:.E50])" office:value-type="float" office:value="1815">
            <text:p>1815</text:p>
          </table:table-cell>
          <table:table-cell table:style-name="ce161" table:formula="of:=[.E51]/[.D51]" office:value-type="float" office:value="342.452830188679">
            <text:p>342,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8 1815">
            <text:p>test_Parser(all): 4,8 1815</text:p>
          </table:table-cell>
          <table:table-cell table:formula="of:=TESTSTAT(&quot;name&quot;; [.B53])" office:value-type="string" office:string-value="test_Parser(all):">
            <text:p>test_Parser(all):</text:p>
          </table:table-cell>
          <table:table-cell table:style-name="ce156" table:formula="of:=TESTSTAT(&quot;time&quot;; [.B53])" office:value-type="float" office:value="4.8">
            <text:p>4,8 sec</text:p>
          </table:table-cell>
          <table:table-cell table:style-name="ce158" table:formula="of:=TESTSTAT(&quot;count&quot;; [.B53])" office:value-type="float" office:value="1815">
            <text:p>1815</text:p>
          </table:table-cell>
          <table:table-cell table:style-name="ce160" table:formula="of:=[.E53]/[.D53]" office:value-type="float" office:value="378.125">
            <text:p>378,1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22.04.2017</text:date>, <text:time>17:59: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2T17:59:16.92</dc:date>
    <meta:editing-duration>P141DT7H8M18S</meta:editing-duration>
    <meta:editing-cycles>437</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Function pWhite()
	Static result As Parser	' an uninitialized instance of Parser at first
	If result.tp = "" Then
		result = pChoice(pStr(" "), pStr(Chr(9))
	End If
	pWhite = result
End Function

Function pAlphaLower()
	Static result As Object
	If isNull(result) Then
		result = pSat(compose(inRange(Asc("a"), Asc("z")), Fn.asc))
	End If
	pAlphaLower = result
End Function

Function pAlphaUpper()
	Static result As Object
	If isNull(result) Then
		result = pSat(compose(inRange(Asc("A"), Asc("Z")), Fn.asc))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	pTypeVar = pBind(pAlphaLower, compose(pReturn, concat("'")))
	pTypeVar = pSeq(Array(pAlphaLower), concat("'"))
End Function

Function pTypeCtor()
	Static result As Object
	If isNull(result) Then
'		result = foldl1( pChoice, _
'						 map(pStr, List("List", "Maybe", "Parser")) )
		result = pSeq(_
			Array(pSeq(Array(pAlphaUpper, pMany1(pAlphaLower)), cons)),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If 0 = 0 Then
		Dim endPos As Integer, parseResult As Variant
		parseResult = _applyP2(p, s, pos, endPos, False)
		If endPos &lt; 0 Then ' indicates failure
			applyP = parseFailure
		Else ' package up result and endPos for the outside world			
			applyP = Array(parseResult, endPos)
		End If
	Else
		applyP = _applyP(p, s, pos, False)
	End If
End Function

Function _applyP2(p As Parser, s As String, pos As Integer, endPos As Integer, ByVal isUnderSkip As Boolean)
	_applyP_callCount = _applyP_callCount + 1
	Dim result As Variant
	Dim i As Integer
	Dim innerParser As Parser
	Dim innerParsers As Variant
	Dim lst As Object
	
	Select Case p.tp
		Case "str"
			applyP_str = applyP_str + 1
			Dim match As String
			Dim matchLen As Integer
			match = p.st
			matchLen = Len(match)	' TODO: pre-calculate Len(match)
			If (Mid(s, pos, matchLen) &lt;&gt; match) Then
				Goto _applyP2_parseFailure
			End If
			endPos = pos + matchLen
			If Not(isUnderSkip) Then
				result = match
			End If
		Case "choice"
			applyP_choice = applyP_choice + 1
			innerParsers = p.st
			Do
				innerParser = car(innerParsers)
				result = _applyP2(innerParser, s, pos, endPos, isUnderSkip)
				innerParsers = cdr(innerParsers)
			Loop Until (isNil(innerParsers) Or (endPos &gt; 0))
		Case "item"
			applyP_item = applyP_item + 1
			If pos &gt; Len(s) Then
				Goto _applyP2_parseFailure
			End If
			endPos = pos + 1
			If Not(isUnderSkip) Then
				result = Mid(s, pos, 1)
			End If
		Case "bind"
			applyP_bind = applyP_bind + 1
			If isKreturn(p.st(1)) Then
				apply_bind_K_return = apply_bind_K_return + 1
			End If
			result = _applyP2(p.st(0), s, pos, endPos, isUnderSkip)
			If endPos &lt; 0 Then : Exit Function : End If
			result = _applyP2(apply1(p.st(1), result), s, endPos, endPos, isUnderSkip)
		Case "return"
			applyP_return = applyP_return + 1
			If Not(isUnderSkip) Then
				result = p.st
			End If
			endPos = pos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applyP_skip = applyP_skip + 1
			result = _applyP2(p.st, s, pos, endPos, True)
			If endPos &gt; 0 Then
				assertEqual(result, Empty).x
			End If
		Case "sat"
			applyP_sat = applyP_sat + 1
			
			If pos &gt; Len(s) Then
				Goto _applyP2_parseFailure
			End If
			result = Mid(s, pos, 1)
			If Not(apply(p.st, result)) Then
				Goto _applyP2_parseFailure
			End If
			endPos = pos + 1
			If isUnderSkip Then
				result = Empty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Else
			result = "unknown Parser '" &amp; p.tp &amp; "'"
			MsgBox("Error in applyP: " &amp; result)
	End Select
	'If isUnderSkip And Not(isParseFailure(result)) Then
	'	assertEqual(result(0), Empty).x
	'End If
	_applyP2 = result
	Exit Function
_applyP2_parseFailure:
	endPos = -1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assertEqual(result(0), Empty).x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innerParser = p.st
		If isUnderSkip Then
			result = _applyP(innerParser, s, nxtPos, isUnderSkip)
			If Not(isParseFailure(result)) Then
				Dim dummyResult As Variant
				dummyResult = result
				Do
					nxtPos = dummyResult(1)
					dummyResult = _applyP(innerParser, s, nxtPos, isUnderSkip)
				Loop Until isParseFailure(dummyResult)
				result(1) = nxtPos
			End If
		Else
			Set lst = nil
			result = _applyP(innerParser, s, nxtPos, isUnderSkip)
			While Not(isParseFailure(result))
				nxtPos = result(1)
				Set lst = cons(result(0), lst)
				result = _applyP(innerParser, s, nxtPos, isUnderSkip)
			Wend
			If isNil(lst) Then
				result = parseFailure
			Else
				result = Array(reverse(lst), nxtPos)
			End If
		End If
	ElseIf p.tp = "bind" Then
		applyP_bind = applyP_bind + 1
		If isKreturn(p.st(1)) Then
			apply_bind_K_return = apply_bind_K_return + 1
		End If
		result = _applyP(p.st(0), s, pos, isUnderSkip)
		If Not(isParseFailure(result)) Then
			nxtPos = result(1)
			fResult = apply1(p.st(1), result(0))
			' do NOT access .tp on fResult - it's effectively as fixing fResult's type to Object...!
			result = _applyP(fResult, s, nxtPos, isUnderSkip)
		End If
	ElseIf p.tp = "seq" Then
		applyP_seq = applyP_seq + 1
		innerParsers = p.st(0)
		nxtPos = pos
		If isUnderSkip Then
			For i = LBound(innerParsers) To UBound(innerParsers)
				result = _applyP(innerParsers(i), s, nxtPos, isUnderSkip)
				If isParseFailure(result) Then
					Exit For
				End If
				nxtPos = result(1)
			Next		
		Else
			Dim iResults As Object
			iResults = nil
			For i = LBound(innerParsers) To UBound(innerParsers)
				result = _applyP(innerParsers(i), s, nxtPos, isUnderSkip)
				If isParseFailure(result) Then
					Exit For
				End If
				nxtPos = result(1)
				If Not(isPSkip(innerParsers(i))) Then
					iResults = cons(result(0), iResults)
				End If
			Next
			If Not(isParseFailure(result)) Then
				fResult = applyToList(p.st(1), reverse(iResults))
				' ATTENTION: do not reuse result, type of result value may not match
				'            and an implicit conversion might happen!
				result = Array(fResult, nxtPos)
			End If
		End If
	Else
		result = "unknown Parser '" &amp; p.tp &amp; "'"
		MsgBox("Error in applyP: " &amp; result)
	End If
	'If isUnderSkip And Not(isParseFailure(result)) Then
	'	assertEqual(result(0), Empty).x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str: " &amp; applyP_str _
				&amp; chr(13) &amp; "apply_choice: " &amp; applyP_choice _
				&amp; chr(13) &amp; "apply_item: " &amp; applyP_item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	refute_parses(p, "NotAValidTypeCtor").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